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-production" style:family="table">
      <style:table-properties style:width="27.7cm" table:align="margins"/>
    </style:style>
    <style:style style:name="Table-production.A" style:family="table-column">
      <style:table-column-properties style:column-width="9.234cm" style:rel-column-width="21845*"/>
    </style:style>
    <style:style style:name="Table-production.A1" style:family="table-cell">
      <style:table-cell-properties fo:padding="0.101cm" fo:border-left="1pt solid #000000" fo:border-right="none" fo:border-top="1pt solid #000000" fo:border-bottom="none" style:writing-mode="page"/>
    </style:style>
    <style:style style:name="Table-production.C1" style:family="table-cell">
      <style:table-cell-properties fo:padding="0.101cm" fo:border-left="none" fo:border-right="1pt solid #000000" fo:border-top="1pt solid #000000" fo:border-bottom="none" style:writing-mode="page"/>
    </style:style>
    <style:style style:name="Table-production.A2" style:family="table-cell">
      <style:table-cell-properties fo:padding="0.101cm" fo:border-left="1pt solid #000000" fo:border-right="none" fo:border-top="none" fo:border-bottom="none" style:writing-mode="page"/>
    </style:style>
    <style:style style:name="Table-production.B2" style:family="table-cell">
      <style:table-cell-properties fo:padding="0.101cm" fo:border="none" style:writing-mode="page"/>
    </style:style>
    <style:style style:name="Table-production.C2" style:family="table-cell">
      <style:table-cell-properties fo:padding="0.101cm" fo:border-left="none" fo:border-right="1pt solid #000000" fo:border-top="none" fo:border-bottom="none" style:writing-mode="page"/>
    </style:style>
    <style:style style:name="Table-production.B3" style:family="table-cell">
      <style:table-cell-properties fo:padding="0.101cm" fo:border="1pt solid #000000" style:writing-mode="page"/>
    </style:style>
    <style:style style:name="Table-production.A4" style:family="table-cell">
      <style:table-cell-properties fo:padding="0.101cm" fo:border-left="1pt solid #000000" fo:border-right="none" fo:border-top="none" fo:border-bottom="1pt solid #000000" style:writing-mode="page"/>
    </style:style>
    <style:style style:name="Table-production.B4" style:family="table-cell">
      <style:table-cell-properties fo:padding="0.101cm" fo:border-left="1pt solid #000000" fo:border-right="1pt solid #000000" fo:border-top="none" fo:border-bottom="1pt solid #000000" style:writing-mode="page"/>
    </style:style>
    <style:style style:name="Table_5f_varieties" style:display-name="Table_varieties" style:family="table">
      <style:table-properties style:width="18.267cm" table:align="margins"/>
    </style:style>
    <style:style style:name="Table_5f_varieties.A" style:display-name="Table_varieties.A" style:family="table-column">
      <style:table-column-properties style:column-width="18.267cm" style:rel-column-width="65535*"/>
    </style:style>
    <style:style style:name="Table_5f_varieties.A1" style:display-name="Table_varieties.A1" style:family="table-cell">
      <style:table-cell-properties style:writing-mode="page"/>
    </style:style>
    <style:style style:name="Table_5f_varieties" style:display-name="Table_varieties" style:family="table">
      <style:table-properties style:width="18.267cm" table:align="margins"/>
    </style:style>
    <style:style style:name="Table_5f_varieties.A" style:display-name="Table_varieties.A" style:family="table-column">
      <style:table-column-properties style:column-width="18.267cm" style:rel-column-width="65535*"/>
    </style:style>
    <style:style style:name="Table_5f_varieties.A1" style:display-name="Table_varieties.A1" style:family="table-cell">
      <style:table-cell-properties style:writing-mode="page"/>
    </style:style>
    <style:style style:name="Table-intervention" style:family="table">
      <style:table-properties style:width="27.693cm" table:align="left"/>
    </style:style>
    <style:style style:name="Table-intervention.A" style:family="table-column">
      <style:table-column-properties style:column-width="2.69cm"/>
    </style:style>
    <style:style style:name="Table-intervention.B" style:family="table-column">
      <style:table-column-properties style:column-width="1.808cm"/>
    </style:style>
    <style:style style:name="Table-intervention.D" style:family="table-column">
      <style:table-column-properties style:column-width="2.096cm"/>
    </style:style>
    <style:style style:name="Table-intervention.E" style:family="table-column">
      <style:table-column-properties style:column-width="3.99cm"/>
    </style:style>
    <style:style style:name="Table-intervention.G" style:family="table-column">
      <style:table-column-properties style:column-width="4.697cm"/>
    </style:style>
    <style:style style:name="Table-intervention.H" style:family="table-column">
      <style:table-column-properties style:column-width="8.797cm"/>
    </style:style>
    <style:style style:name="Table-intervention.A1" style:family="table-cell">
      <style:table-cell-properties style:writing-mode="page"/>
    </style:style>
    <style:style style:name="Table-input" style:family="table">
      <style:table-properties style:width="10.495cm" table:align="left"/>
    </style:style>
    <style:style style:name="Table-input.A" style:family="table-column">
      <style:table-column-properties style:column-width="3.992cm"/>
    </style:style>
    <style:style style:name="Table-input.B" style:family="table-column">
      <style:table-column-properties style:column-width="1.808cm"/>
    </style:style>
    <style:style style:name="Table-input.C" style:family="table-column">
      <style:table-column-properties style:column-width="4.695cm"/>
    </style:style>
    <style:style style:name="Table-input.A1" style:family="table-cell">
      <style:table-cell-properties style:vertical-align="middle" style:writing-mode="page"/>
    </style:style>
    <style:style style:name="Table-input" style:family="table">
      <style:table-properties style:width="10.495cm" table:align="left"/>
    </style:style>
    <style:style style:name="Table-input.A" style:family="table-column">
      <style:table-column-properties style:column-width="3.992cm"/>
    </style:style>
    <style:style style:name="Table-input.B" style:family="table-column">
      <style:table-column-properties style:column-width="1.808cm"/>
    </style:style>
    <style:style style:name="Table-input.C" style:family="table-column">
      <style:table-column-properties style:column-width="4.695cm"/>
    </style:style>
    <style:style style:name="Table-input.A1" style:family="table-cell">
      <style:table-cell-properties style:vertical-align="middle" style:writing-mode="page"/>
    </style:style>
    <style:style style:name="P1" style:family="paragraph" style:parent-style-name="Header">
      <style:paragraph-properties fo:text-align="center" style:justify-single-word="false"/>
      <style:text-properties fo:color="#000000" style:font-name="Lato" fo:font-size="16pt" officeooo:rsid="00a5812c" officeooo:paragraph-rsid="00a5812c" style:font-size-asian="16pt" style:font-size-complex="16pt"/>
    </style:style>
    <style:style style:name="P2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0pt" officeooo:rsid="00a6e3c6" officeooo:paragraph-rsid="00a6e3c6" style:font-size-asian="10pt" style:font-size-complex="10pt"/>
    </style:style>
    <style:style style:name="P4" style:family="paragraph" style:parent-style-name="Text_20_body">
      <style:text-properties style:font-name="Lato" fo:font-size="20pt" fo:font-weight="bold" officeooo:rsid="00a2ed34" officeooo:paragraph-rsid="00a2ed34" style:font-size-asian="20pt" style:font-weight-asian="bold" style:font-size-complex="20pt" style:font-weight-complex="bold"/>
    </style:style>
    <style:style style:name="P5" style:family="paragraph" style:parent-style-name="Title">
      <style:text-properties style:font-name="Lato" fo:font-size="20pt" fo:font-weight="bold" officeooo:rsid="00a2ed34" officeooo:paragraph-rsid="00a2ed34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margin-top="0.101cm" fo:margin-bottom="0.101cm" loext:contextual-spacing="false"/>
      <style:text-properties fo:font-size="8pt" style:font-size-asian="8pt" style:font-size-complex="8pt"/>
    </style:style>
    <style:style style:name="P7" style:family="paragraph" style:parent-style-name="Table_20_Contents" style:list-style-name="L1">
      <style:paragraph-properties fo:margin-top="0.101cm" fo:margin-bottom="0.101cm" loext:contextual-spacing="false" fo:text-align="start" style:justify-single-word="false"/>
      <style:text-properties fo:font-size="8pt" officeooo:rsid="00a6e3c6" officeooo:paragraph-rsid="00a6e3c6" style:font-size-asian="8pt" style:font-size-complex="8pt"/>
    </style:style>
    <style:style style:name="P8" style:family="paragraph" style:parent-style-name="Table_20_Contents">
      <style:paragraph-properties fo:margin-top="0.101cm" fo:margin-bottom="0.101cm" loext:contextual-spacing="false"/>
      <style:text-properties fo:font-size="8pt" officeooo:rsid="00a75578" officeooo:paragraph-rsid="00a75578" style:font-size-asian="8pt" style:font-size-complex="8pt"/>
    </style:style>
    <style:style style:name="P9" style:family="paragraph" style:parent-style-name="Table_20_Heading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ato" fo:font-size="18pt" style:font-size-asian="18pt" style:font-size-complex="18pt" fo:hyphenate="false" loext:hyphenation-no-caps="false"/>
    </style:style>
    <style:style style:name="T1" style:family="text">
      <style:text-properties style:font-name="Lato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line text:anchor-type="paragraph" draw:z-index="2" draw:name="Forme2" draw:style-name="gr1" draw:text-style-name="P10" svg:x1="0.069cm" svg:y1="0.039cm" svg:x2="27.652cm" svg:y2="0.039cm"><text:p/></draw:line></text:p>
      <text:section text:style-name="Sect1" text:name="Section-no-data">
        <text:p text:style-name="P4"/>
      </text:section>
      <text:p text:style-name="P4"/>
      <text:section text:style-name="Sect1" text:name="Section-production">
        <table:table table:name="Table-production" table:style-name="Table-production">
          <table:table-column table:style-name="Table-production.A" table:number-columns-repeated="3"/>
          <table:table-row table:style-name="TableLine94611708988032">
            <table:table-cell table:style-name="Table-production.A1" table:number-columns-spanned="2" office:value-type="string">
              <text:p text:style-name="P3">[PRODUCTION_NAME] | [PRODUCTION_SURFACE_AREA] </text:p>
            </table:table-cell>
            <table:covered-table-cell/>
            <table:table-cell table:style-name="Table-production.C1" office:value-type="string">
              <text:p text:style-name="P3">[CULTIVABLE_ZONE]</text:p>
            </table:table-cell>
          </table:table-row>
          <table:table-row table:style-name="TableLine94611709031488">
            <table:table-cell table:style-name="Table-production.A2" office:value-type="string">
              <text:p text:style-name="P3">[PERIOD]</text:p>
            </table:table-cell>
            <table:table-cell table:style-name="Table-production.B2" office:value-type="string">
              <text:p text:style-name="P3">[ACTIVITY]</text:p>
            </table:table-cell>
            <table:table-cell table:style-name="Table-production.C2" office:value-type="string">
              <text:p text:style-name="P3">[SPECIE]</text:p>
            </table:table-cell>
          </table:table-row>
          <table:table-row table:style-name="TableLine94611709031744">
            <table:table-cell table:style-name="Table-production.A2" office:value-type="string">
              <text:p text:style-name="P3">[SOWING_PERIOD]</text:p>
            </table:table-cell>
            <table:table-cell table:style-name="Table-production.B3" table:number-rows-spanned="2" table:number-columns-spanned="2" office:value-type="string">
              <text:p text:style-name="P3">Variétés :</text:p>
              <table:table table:name="Table_varieties" table:style-name="Table_5f_varieties">
                <table:table-column table:style-name="Table_5f_varieties.A"/>
                <table:table-row table:style-name="TableLine94611708995600">
                  <table:table-cell table:style-name="Table_5f_varieties.A1" office:value-type="string">
                    <text:list xml:id="list4220838996" text:style-name="L1">
                      <text:list-item>
                        <text:p text:style-name="P7">[VARIETY_NAME] ([VARIETY_SURFACE])</text:p>
                      </text:list-item>
                    </text:list>
                  </table:table-cell>
                </table:table-row>
              </table:table>
              <text:p text:style-name="P3"/>
            </table:table-cell>
            <table:covered-table-cell/>
          </table:table-row>
          <table:table-row table:style-name="TableLine94611709032384">
            <table:table-cell table:style-name="Table-production.A4" office:value-type="string">
              <text:p text:style-name="P3">[HARVEST_PERIOD]</text:p>
            </table:table-cell>
            <table:covered-table-cell/>
            <table:covered-table-cell/>
          </table:table-row>
        </table:table>
        <table:table table:name="Table-intervention" table:style-name="Table-intervention">
          <table:table-column table:style-name="Table-intervention.A"/>
          <table:table-column table:style-name="Table-intervention.B" table:number-columns-repeated="2"/>
          <table:table-column table:style-name="Table-intervention.D"/>
          <table:table-column table:style-name="Table-intervention.E"/>
          <table:table-column table:style-name="Table-intervention.B"/>
          <table:table-column table:style-name="Table-intervention.G"/>
          <table:table-column table:style-name="Table-intervention.H"/>
          <table:table-header-rows>
            <table:table-row table:style-name="TableLine94611630971136"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  <table:table-cell table:style-name="Table-intervention.A1" office:value-type="string">
                <text:p text:style-name="P9"/>
              </table:table-cell>
            </table:table-row>
          </table:table-header-rows>
          <table:table-row table:style-name="TableLine94611630971136">
            <table:table-cell table:style-name="Table-intervention.A1" office:value-type="string">
              <text:p text:style-name="P8">[INTERVENTION_NAME]</text:p>
            </table:table-cell>
            <table:table-cell table:style-name="Table-intervention.A1" office:value-type="string">
              <text:p text:style-name="P8">[INTERVENTION_START]</text:p>
            </table:table-cell>
            <table:table-cell table:style-name="Table-intervention.A1" office:value-type="string">
              <text:p text:style-name="P8">[INTERVENTION_STOP]</text:p>
            </table:table-cell>
            <table:table-cell table:style-name="Table-intervention.A1" office:value-type="string">
              <text:p text:style-name="P8">[WORKING_ZONE]</text:p>
            </table:table-cell>
            <table:table-cell table:style-name="Table-intervention.A1" table:number-columns-spanned="3" office:value-type="string">
              <table:table table:name="Table-input" table:style-name="Table-input">
                <table:table-column table:style-name="Table-input.A"/>
                <table:table-column table:style-name="Table-input.B"/>
                <table:table-column table:style-name="Table-input.C"/>
                <table:table-row table:style-name="TableLine94611629174384">
                  <table:table-cell table:style-name="Table-input.A1" office:value-type="string">
                    <text:p text:style-name="P8">[INPUT_NAME]</text:p>
                  </table:table-cell>
                  <table:table-cell table:style-name="Table-input.A1" office:value-type="string">
                    <text:p text:style-name="P8">[INPUT_QUANTITY]</text:p>
                  </table:table-cell>
                  <table:table-cell table:style-name="Table-input.A1" office:value-type="string">
                    <text:p text:style-name="P8">[INPUT_USAGE]</text:p>
                  </table:table-cell>
                </table:table-row>
              </table:table>
              <text:p text:style-name="P6"/>
            </table:table-cell>
            <table:covered-table-cell/>
            <table:covered-table-cell/>
            <table:table-cell table:style-name="Table-intervention.A1" office:value-type="string">
              <text:p text:style-name="P8">[DESCRIPTION]</text:p>
            </table:table-cell>
          </table:table-row>
        </table:table>
        <text:p text:style-name="P4"/>
      </text:section>
      <text:p text:style-name="P4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 style:font-name="Lato" fo:font-size="16pt" officeooo:rsid="00a5812c" officeooo:paragraph-rsid="00a5812c" style:font-size-asian="16pt" style:font-size-complex="16pt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Lato" fo:font-size="18pt" style:font-size-asian="18pt" style:font-size-complex="18pt" fo:hyphenate="false" loext:hyphenation-no-caps="false"/>
    </style:style>
    <style:style style:name="MT1" style:family="text">
      <style:text-properties style:font-name="Lato" fo:font-size="18pt" style:font-size-asian="18pt" style:font-size-complex="1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draw:textarea-vertical-align="middle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3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081cm" svg:y="-0.261cm" svg:width="0.984cm" svg:height="0.984cm" draw:z-index="0"><draw:image xlink:href="Pictures/10000201000001E0000001E0CB9C3B97E450A439.png" xlink:type="simple" xlink:show="embed" xlink:actuate="onLoad" loext:mime-type="image/png"/></draw:frame></text:p>
      </style:header>
      <style:header-left>
        <text:p text:style-name="MP1"/>
      </style:header-left>
      <loext:header-first>
        <text:p text:style-name="MP1"><draw:frame text:anchor-type="paragraph" draw:z-index="1" draw:name="Forme1" draw:style-name="Mgr1" draw:text-style-name="MP3" svg:width="20.991cm" svg:height="1.456cm" svg:x="3.708cm" svg:y="-0.427cm"><draw:text-box><text:p text:style-name="MP2"><text:span text:style-name="MT1">[DOCUMENT_NAME]</text:span></text:p></draw:text-box></draw:frame><draw:frame draw:style-name="Mfr1" draw:name="Image3" text:anchor-type="char" svg:x="0.081cm" svg:y="-0.261cm" svg:width="0.984cm" svg:height="0.984cm" draw:z-index="0"><draw:image xlink:href="Pictures/10000201000001E0000001E0CB9C3B97E450A439.png" xlink:type="simple" xlink:show="embed" xlink:actuate="onLoad" loext:mime-type="image/png"/></draw:frame></text:p>
      </loext:header-first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09:26:59.979427191</dc:date>
    <meta:editing-duration>PT12H40M</meta:editing-duration>
    <meta:editing-cycles>123</meta:editing-cycles>
    <meta:generator>LibreOffice/6.4.7.2$Linux_X86_64 LibreOffice_project/40$Build-2</meta:generator>
    <meta:document-statistic meta:table-count="4" meta:image-count="2" meta:object-count="0" meta:page-count="2" meta:paragraph-count="17" meta:word-count="22" meta:character-count="291" meta:non-whitespace-character-count="286"/>
  </office:meta>
</office:document-meta>
</file>